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6.85mm"/>
    </style:style>
    <style:style style:name="co2" style:family="table-column">
      <style:table-column-properties fo:break-before="auto" style:column-width="13.69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38.4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/>
    </style:style>
  </office:automatic-styles>
  <office:body>
    <office:spreadsheet>
      <table:calculation-settings table:automatic-find-labels="false" table:use-regular-expressions="false" table:use-wildcards="true"/>
      <table:table table:name="accurac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5" table:default-cell-style-name="Default"/>
        <table:table-row table:style-name="ro1">
          <table:table-cell/>
          <table:table-cell office:value-type="string" calcext:value-type="string" table:number-columns-spanned="3" table:number-rows-spanned="1">
            <text:p>Test_1</text:p>
          </table:table-cell>
          <table:covered-table-cell table:number-columns-repeated="2"/>
          <table:table-cell office:value-type="string" calcext:value-type="string" table:number-columns-spanned="3" table:number-rows-spanned="1">
            <text:p>Test_2</text:p>
          </table:table-cell>
          <table:covered-table-cell table:number-columns-repeated="2"/>
          <table:table-cell office:value-type="string" calcext:value-type="string" table:number-columns-spanned="3" table:number-rows-spanned="1">
            <text:p>Test_3</text:p>
          </table:table-cell>
          <table:covered-table-cell table:number-columns-repeated="2"/>
          <table:table-cell office:value-type="string" calcext:value-type="string" table:number-columns-spanned="3" table:number-rows-spanned="1">
            <text:p>Test_4</text:p>
          </table:table-cell>
          <table:covered-table-cell table:number-columns-repeated="2"/>
          <table:table-cell office:value-type="string" calcext:value-type="string" table:number-columns-spanned="3" table:number-rows-spanned="1">
            <text:p>Test_5</text:p>
          </table:table-cell>
          <table:covered-table-cell table:number-columns-repeated="2"/>
          <table:table-cell office:value-type="string" calcext:value-type="string" table:number-columns-spanned="3" table:number-rows-spanned="1">
            <text:p>avg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fashion_mnist</text:p>
          </table:table-cell>
          <table:table-cell office:value-type="string" calcext:value-type="string">
            <text:p>cifar10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fashion_mnist</text:p>
          </table:table-cell>
          <table:table-cell office:value-type="string" calcext:value-type="string">
            <text:p>cifar10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fashion_mnist</text:p>
          </table:table-cell>
          <table:table-cell office:value-type="string" calcext:value-type="string">
            <text:p>cifar10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fashion_mnist</text:p>
          </table:table-cell>
          <table:table-cell office:value-type="string" calcext:value-type="string">
            <text:p>cifar10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fashion_mnist</text:p>
          </table:table-cell>
          <table:table-cell office:value-type="string" calcext:value-type="string">
            <text:p>cifar10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fashion_mnist</text:p>
          </table:table-cell>
          <table:table-cell office:value-type="string" calcext:value-type="string">
            <text:p>cifar10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0.9771" calcext:value-type="float">
            <text:p>0,9771</text:p>
          </table:table-cell>
          <table:table-cell office:value-type="float" office:value="0.874" calcext:value-type="float">
            <text:p>0,874</text:p>
          </table:table-cell>
          <table:table-cell office:value-type="float" office:value="0.589199995994568" calcext:value-type="float">
            <text:p>0,589199995994568</text:p>
          </table:table-cell>
          <table:table-cell office:value-type="float" office:value="0.9796" calcext:value-type="float">
            <text:p>0,9796</text:p>
          </table:table-cell>
          <table:table-cell office:value-type="float" office:value="0.8699" calcext:value-type="float">
            <text:p>0,8699</text:p>
          </table:table-cell>
          <table:table-cell office:value-type="float" office:value="0.575299999117851" calcext:value-type="float">
            <text:p>0,575299999117851</text:p>
          </table:table-cell>
          <table:table-cell office:value-type="float" office:value="0.9814" calcext:value-type="float">
            <text:p>0,9814</text:p>
          </table:table-cell>
          <table:table-cell office:value-type="float" office:value="0.8738" calcext:value-type="float">
            <text:p>0,8738</text:p>
          </table:table-cell>
          <table:table-cell office:value-type="float" office:value="0.577200001478195" calcext:value-type="float">
            <text:p>0,577200001478195</text:p>
          </table:table-cell>
          <table:table-cell office:value-type="float" office:value="0.9801" calcext:value-type="float">
            <text:p>0,9801</text:p>
          </table:table-cell>
          <table:table-cell office:value-type="float" office:value="0.8738" calcext:value-type="float">
            <text:p>0,8738</text:p>
          </table:table-cell>
          <table:table-cell office:value-type="float" office:value="0.568300005793571" calcext:value-type="float">
            <text:p>0,568300005793571</text:p>
          </table:table-cell>
          <table:table-cell office:value-type="float" office:value="0.9803" calcext:value-type="float">
            <text:p>0,9803</text:p>
          </table:table-cell>
          <table:table-cell office:value-type="float" office:value="0.8755" calcext:value-type="float">
            <text:p>0,8755</text:p>
          </table:table-cell>
          <table:table-cell office:value-type="float" office:value="0.592600002884865" calcext:value-type="float">
            <text:p>0,592600002884865</text:p>
          </table:table-cell>
          <table:table-cell table:style-name="ce1" table:formula="of:=([.B3]+[.E3]+[.H3]+[.K3]+[.N3])/5" office:value-type="float" office:value="0.9797" calcext:value-type="float">
            <text:p>0,9797</text:p>
          </table:table-cell>
          <table:table-cell table:formula="of:=([.C3]+[.F3]+[.I3]+[.L3]+[.O3])/5" office:value-type="float" office:value="0.8734" calcext:value-type="float">
            <text:p>0,8734</text:p>
          </table:table-cell>
          <table:table-cell table:formula="of:=([.D3]+[.G3]+[.J3]+[.M3]+[.P3])/5" office:value-type="float" office:value="0.58052000105381" calcext:value-type="float">
            <text:p>0,58052000105381</text:p>
          </table:table-cell>
        </table:table-row>
        <table:table-row table:style-name="ro1">
          <table:table-cell office:value-type="string" calcext:value-type="string">
            <text:p>WSGAF_wt2_r_small</text:p>
          </table:table-cell>
          <table:table-cell office:value-type="float" office:value="0.9802" calcext:value-type="float">
            <text:p>0,9802</text:p>
          </table:table-cell>
          <table:table-cell office:value-type="float" office:value="0.8677" calcext:value-type="float">
            <text:p>0,8677</text:p>
          </table:table-cell>
          <table:table-cell office:value-type="float" office:value="0.546300001442432" calcext:value-type="float">
            <text:p>0,546300001442432</text:p>
          </table:table-cell>
          <table:table-cell office:value-type="float" office:value="0.9801" calcext:value-type="float">
            <text:p>0,9801</text:p>
          </table:table-cell>
          <table:table-cell office:value-type="float" office:value="0.8652" calcext:value-type="float">
            <text:p>0,8652</text:p>
          </table:table-cell>
          <table:table-cell office:value-type="float" office:value="0.556800004839897" calcext:value-type="float">
            <text:p>0,556800004839897</text:p>
          </table:table-cell>
          <table:table-cell office:value-type="float" office:value="0.9781" calcext:value-type="float">
            <text:p>0,9781</text:p>
          </table:table-cell>
          <table:table-cell office:value-type="float" office:value="0.8731" calcext:value-type="float">
            <text:p>0,8731</text:p>
          </table:table-cell>
          <table:table-cell office:value-type="float" office:value="0.563000002503395" calcext:value-type="float">
            <text:p>0,563000002503395</text:p>
          </table:table-cell>
          <table:table-cell office:value-type="float" office:value="0.9778" calcext:value-type="float">
            <text:p>0,9778</text:p>
          </table:table-cell>
          <table:table-cell office:value-type="float" office:value="0.8676" calcext:value-type="float">
            <text:p>0,8676</text:p>
          </table:table-cell>
          <table:table-cell office:value-type="float" office:value="0.552400001883507" calcext:value-type="float">
            <text:p>0,552400001883507</text:p>
          </table:table-cell>
          <table:table-cell office:value-type="float" office:value="0.9783" calcext:value-type="float">
            <text:p>0,9783</text:p>
          </table:table-cell>
          <table:table-cell office:value-type="float" office:value="0.8729" calcext:value-type="float">
            <text:p>0,8729</text:p>
          </table:table-cell>
          <table:table-cell office:value-type="float" office:value="0.557599997520447" calcext:value-type="float">
            <text:p>0,557599997520447</text:p>
          </table:table-cell>
          <table:table-cell table:formula="of:=([.B4]+[.E4]+[.H4]+[.K4]+[.N4])/5" office:value-type="float" office:value="0.9789" calcext:value-type="float">
            <text:p>0,9789</text:p>
          </table:table-cell>
          <table:table-cell table:formula="of:=([.C4]+[.F4]+[.I4]+[.L4]+[.O4])/5" office:value-type="float" office:value="0.8693" calcext:value-type="float">
            <text:p>0,8693</text:p>
          </table:table-cell>
          <table:table-cell table:formula="of:=([.D4]+[.G4]+[.J4]+[.M4]+[.P4])/5" office:value-type="float" office:value="0.555220001637936" calcext:value-type="float">
            <text:p>0,555220001637936</text:p>
          </table:table-cell>
        </table:table-row>
        <table:table-row table:style-name="ro1">
          <table:table-cell office:value-type="string" calcext:value-type="string">
            <text:p>WSGAF_wt2_t_small</text:p>
          </table:table-cell>
          <table:table-cell office:value-type="float" office:value="0.9756" calcext:value-type="float">
            <text:p>0,9756</text:p>
          </table:table-cell>
          <table:table-cell office:value-type="float" office:value="0.8767" calcext:value-type="float">
            <text:p>0,8767</text:p>
          </table:table-cell>
          <table:table-cell office:value-type="float" office:value="0.597300001978874" calcext:value-type="float">
            <text:p>0,597300001978874</text:p>
          </table:table-cell>
          <table:table-cell office:value-type="float" office:value="0.9782" calcext:value-type="float">
            <text:p>0,9782</text:p>
          </table:table-cell>
          <table:table-cell office:value-type="float" office:value="0.876" calcext:value-type="float">
            <text:p>0,876</text:p>
          </table:table-cell>
          <table:table-cell office:value-type="float" office:value="0.598699992895126" calcext:value-type="float">
            <text:p>0,598699992895126</text:p>
          </table:table-cell>
          <table:table-cell office:value-type="float" office:value="0.9749" calcext:value-type="float">
            <text:p>0,9749</text:p>
          </table:table-cell>
          <table:table-cell office:value-type="float" office:value="0.87" calcext:value-type="float">
            <text:p>0,87</text:p>
          </table:table-cell>
          <table:table-cell office:value-type="float" office:value="0.586900001764297" calcext:value-type="float">
            <text:p>0,586900001764297</text:p>
          </table:table-cell>
          <table:table-cell office:value-type="float" office:value="0.974" calcext:value-type="float">
            <text:p>0,974</text:p>
          </table:table-cell>
          <table:table-cell office:value-type="float" office:value="0.8734" calcext:value-type="float">
            <text:p>0,8734</text:p>
          </table:table-cell>
          <table:table-cell office:value-type="float" office:value="0.587299993634224" calcext:value-type="float">
            <text:p>0,587299993634224</text:p>
          </table:table-cell>
          <table:table-cell office:value-type="float" office:value="0.9756" calcext:value-type="float">
            <text:p>0,9756</text:p>
          </table:table-cell>
          <table:table-cell office:value-type="float" office:value="0.8792" calcext:value-type="float">
            <text:p>0,8792</text:p>
          </table:table-cell>
          <table:table-cell office:value-type="float" office:value="0.583899992704392" calcext:value-type="float">
            <text:p>0,583899992704392</text:p>
          </table:table-cell>
          <table:table-cell table:formula="of:=([.B5]+[.E5]+[.H5]+[.K5]+[.N5])/5" office:value-type="float" office:value="0.97566" calcext:value-type="float">
            <text:p>0,97566</text:p>
          </table:table-cell>
          <table:table-cell table:style-name="ce1" table:formula="of:=([.C5]+[.F5]+[.I5]+[.L5]+[.O5])/5" office:value-type="float" office:value="0.87506" calcext:value-type="float">
            <text:p>0,87506</text:p>
          </table:table-cell>
          <table:table-cell table:style-name="ce1" table:formula="of:=([.D5]+[.G5]+[.J5]+[.M5]+[.P5])/5" office:value-type="float" office:value="0.590819996595383" calcext:value-type="float">
            <text:p>0,590819996595383</text:p>
          </table:table-cell>
        </table:table-row>
        <table:table-row table:style-name="ro1">
          <table:table-cell office:value-type="string" calcext:value-type="string">
            <text:p>WSGAF_wt2_s_small</text:p>
          </table:table-cell>
          <table:table-cell office:value-type="float" office:value="0.9353" calcext:value-type="float">
            <text:p>0,9353</text:p>
          </table:table-cell>
          <table:table-cell office:value-type="float" office:value="0.7937" calcext:value-type="float">
            <text:p>0,7937</text:p>
          </table:table-cell>
          <table:table-cell office:value-type="float" office:value="0.469999998807907" calcext:value-type="float">
            <text:p>0,469999998807907</text:p>
          </table:table-cell>
          <table:table-cell office:value-type="float" office:value="0.9324" calcext:value-type="float">
            <text:p>0,9324</text:p>
          </table:table-cell>
          <table:table-cell office:value-type="float" office:value="0.7809" calcext:value-type="float">
            <text:p>0,7809</text:p>
          </table:table-cell>
          <table:table-cell office:value-type="float" office:value="0.474299998581409" calcext:value-type="float">
            <text:p>0,474299998581409</text:p>
          </table:table-cell>
          <table:table-cell office:value-type="float" office:value="0.9288" calcext:value-type="float">
            <text:p>0,9288</text:p>
          </table:table-cell>
          <table:table-cell office:value-type="float" office:value="0.7884" calcext:value-type="float">
            <text:p>0,7884</text:p>
          </table:table-cell>
          <table:table-cell office:value-type="float" office:value="0.470699997246266" calcext:value-type="float">
            <text:p>0,470699997246266</text:p>
          </table:table-cell>
          <table:table-cell office:value-type="float" office:value="0.9288" calcext:value-type="float">
            <text:p>0,9288</text:p>
          </table:table-cell>
          <table:table-cell office:value-type="float" office:value="0.7946" calcext:value-type="float">
            <text:p>0,7946</text:p>
          </table:table-cell>
          <table:table-cell office:value-type="float" office:value="0.472699996829033" calcext:value-type="float">
            <text:p>0,472699996829033</text:p>
          </table:table-cell>
          <table:table-cell office:value-type="float" office:value="0.93" calcext:value-type="float">
            <text:p>0,93</text:p>
          </table:table-cell>
          <table:table-cell office:value-type="float" office:value="0.7921" calcext:value-type="float">
            <text:p>0,7921</text:p>
          </table:table-cell>
          <table:table-cell office:value-type="float" office:value="0.470599995553493" calcext:value-type="float">
            <text:p>0,470599995553493</text:p>
          </table:table-cell>
          <table:table-cell table:formula="of:=([.B6]+[.E6]+[.H6]+[.K6]+[.N6])/5" office:value-type="float" office:value="0.93106" calcext:value-type="float">
            <text:p>0,93106</text:p>
          </table:table-cell>
          <table:table-cell table:formula="of:=([.C6]+[.F6]+[.I6]+[.L6]+[.O6])/5" office:value-type="float" office:value="0.78994" calcext:value-type="float">
            <text:p>0,78994</text:p>
          </table:table-cell>
          <table:table-cell table:formula="of:=([.D6]+[.G6]+[.J6]+[.M6]+[.P6])/5" office:value-type="float" office:value="0.471659997403622" calcext:value-type="float">
            <text:p>0,471659997403622</text:p>
          </table:table-cell>
        </table:table-row>
        <table:table-row table:style-name="ro1">
          <table:table-cell office:value-type="string" calcext:value-type="string">
            <text:p>WSGAF_wt2_a_small</text:p>
          </table:table-cell>
          <table:table-cell office:value-type="float" office:value="0.9726" calcext:value-type="float">
            <text:p>0,9726</text:p>
          </table:table-cell>
          <table:table-cell office:value-type="float" office:value="0.8647" calcext:value-type="float">
            <text:p>0,8647</text:p>
          </table:table-cell>
          <table:table-cell office:value-type="float" office:value="0.555800008773804" calcext:value-type="float">
            <text:p>0,555800008773804</text:p>
          </table:table-cell>
          <table:table-cell office:value-type="float" office:value="0.9756" calcext:value-type="float">
            <text:p>0,9756</text:p>
          </table:table-cell>
          <table:table-cell office:value-type="float" office:value="0.8664" calcext:value-type="float">
            <text:p>0,8664</text:p>
          </table:table-cell>
          <table:table-cell office:value-type="float" office:value="0.557400000095367" calcext:value-type="float">
            <text:p>0,557400000095367</text:p>
          </table:table-cell>
          <table:table-cell office:value-type="float" office:value="0.9745" calcext:value-type="float">
            <text:p>0,9745</text:p>
          </table:table-cell>
          <table:table-cell office:value-type="float" office:value="0.8612" calcext:value-type="float">
            <text:p>0,8612</text:p>
          </table:table-cell>
          <table:table-cell office:value-type="float" office:value="0.549899999797344" calcext:value-type="float">
            <text:p>0,549899999797344</text:p>
          </table:table-cell>
          <table:table-cell office:value-type="float" office:value="0.9717" calcext:value-type="float">
            <text:p>0,9717</text:p>
          </table:table-cell>
          <table:table-cell office:value-type="float" office:value="0.8665" calcext:value-type="float">
            <text:p>0,8665</text:p>
          </table:table-cell>
          <table:table-cell office:value-type="float" office:value="0.56139999628067" calcext:value-type="float">
            <text:p>0,56139999628067</text:p>
          </table:table-cell>
          <table:table-cell office:value-type="float" office:value="0.9705" calcext:value-type="float">
            <text:p>0,9705</text:p>
          </table:table-cell>
          <table:table-cell office:value-type="float" office:value="0.8672" calcext:value-type="float">
            <text:p>0,8672</text:p>
          </table:table-cell>
          <table:table-cell office:value-type="float" office:value="0.546700005233288" calcext:value-type="float">
            <text:p>0,546700005233288</text:p>
          </table:table-cell>
          <table:table-cell table:formula="of:=([.B7]+[.E7]+[.H7]+[.K7]+[.N7])/5" office:value-type="float" office:value="0.97298" calcext:value-type="float">
            <text:p>0,97298</text:p>
          </table:table-cell>
          <table:table-cell table:formula="of:=([.C7]+[.F7]+[.I7]+[.L7]+[.O7])/5" office:value-type="float" office:value="0.8652" calcext:value-type="float">
            <text:p>0,8652</text:p>
          </table:table-cell>
          <table:table-cell table:formula="of:=([.D7]+[.G7]+[.J7]+[.M7]+[.P7])/5" office:value-type="float" office:value="0.554240002036095" calcext:value-type="float">
            <text:p>0,554240002036095</text:p>
          </table:table-cell>
        </table:table-row>
        <table:table-row table:style-name="ro1">
          <table:table-cell office:value-type="string" calcext:value-type="string">
            <text:p>WSGAF_wt2_r_large</text:p>
          </table:table-cell>
          <table:table-cell office:value-type="float" office:value="0.975" calcext:value-type="float">
            <text:p>0,975</text:p>
          </table:table-cell>
          <table:table-cell office:value-type="float" office:value="0.8688" calcext:value-type="float">
            <text:p>0,8688</text:p>
          </table:table-cell>
          <table:table-cell office:value-type="float" office:value="0.560300004482269" calcext:value-type="float">
            <text:p>0,560300004482269</text:p>
          </table:table-cell>
          <table:table-cell office:value-type="float" office:value="0.9772" calcext:value-type="float">
            <text:p>0,9772</text:p>
          </table:table-cell>
          <table:table-cell office:value-type="float" office:value="0.8724" calcext:value-type="float">
            <text:p>0,8724</text:p>
          </table:table-cell>
          <table:table-cell office:value-type="float" office:value="0.567299997806549" calcext:value-type="float">
            <text:p>0,567299997806549</text:p>
          </table:table-cell>
          <table:table-cell office:value-type="float" office:value="0.977" calcext:value-type="float">
            <text:p>0,977</text:p>
          </table:table-cell>
          <table:table-cell office:value-type="float" office:value="0.8742" calcext:value-type="float">
            <text:p>0,8742</text:p>
          </table:table-cell>
          <table:table-cell office:value-type="float" office:value="0.55390000641346" calcext:value-type="float">
            <text:p>0,55390000641346</text:p>
          </table:table-cell>
          <table:table-cell office:value-type="float" office:value="0.9746" calcext:value-type="float">
            <text:p>0,9746</text:p>
          </table:table-cell>
          <table:table-cell office:value-type="float" office:value="0.8663" calcext:value-type="float">
            <text:p>0,8663</text:p>
          </table:table-cell>
          <table:table-cell office:value-type="float" office:value="0.587200000882149" calcext:value-type="float">
            <text:p>0,587200000882149</text:p>
          </table:table-cell>
          <table:table-cell office:value-type="float" office:value="0.9794" calcext:value-type="float">
            <text:p>0,9794</text:p>
          </table:table-cell>
          <table:table-cell office:value-type="float" office:value="0.8638" calcext:value-type="float">
            <text:p>0,8638</text:p>
          </table:table-cell>
          <table:table-cell office:value-type="float" office:value="0.561199992895126" calcext:value-type="float">
            <text:p>0,561199992895126</text:p>
          </table:table-cell>
          <table:table-cell table:formula="of:=([.B8]+[.E8]+[.H8]+[.K8]+[.N8])/5" office:value-type="float" office:value="0.97664" calcext:value-type="float">
            <text:p>0,97664</text:p>
          </table:table-cell>
          <table:table-cell table:formula="of:=([.C8]+[.F8]+[.I8]+[.L8]+[.O8])/5" office:value-type="float" office:value="0.8691" calcext:value-type="float">
            <text:p>0,8691</text:p>
          </table:table-cell>
          <table:table-cell table:formula="of:=([.D8]+[.G8]+[.J8]+[.M8]+[.P8])/5" office:value-type="float" office:value="0.565980000495911" calcext:value-type="float">
            <text:p>0,565980000495911</text:p>
          </table:table-cell>
        </table:table-row>
        <table:table-row table:style-name="ro1">
          <table:table-cell office:value-type="string" calcext:value-type="string">
            <text:p>WSGAF_wt2_t_large</text:p>
          </table:table-cell>
          <table:table-cell office:value-type="float" office:value="0.9753" calcext:value-type="float">
            <text:p>0,9753</text:p>
          </table:table-cell>
          <table:table-cell office:value-type="float" office:value="0.8764" calcext:value-type="float">
            <text:p>0,8764</text:p>
          </table:table-cell>
          <table:table-cell office:value-type="float" office:value="0.59079999923706" calcext:value-type="float">
            <text:p>0,59079999923706</text:p>
          </table:table-cell>
          <table:table-cell office:value-type="float" office:value="0.9779" calcext:value-type="float">
            <text:p>0,9779</text:p>
          </table:table-cell>
          <table:table-cell office:value-type="float" office:value="0.876" calcext:value-type="float">
            <text:p>0,876</text:p>
          </table:table-cell>
          <table:table-cell office:value-type="float" office:value="0.579299995303154" calcext:value-type="float">
            <text:p>0,579299995303154</text:p>
          </table:table-cell>
          <table:table-cell office:value-type="float" office:value="0.9745" calcext:value-type="float">
            <text:p>0,9745</text:p>
          </table:table-cell>
          <table:table-cell office:value-type="float" office:value="0.874" calcext:value-type="float">
            <text:p>0,874</text:p>
          </table:table-cell>
          <table:table-cell office:value-type="float" office:value="0.590199998021126" calcext:value-type="float">
            <text:p>0,590199998021126</text:p>
          </table:table-cell>
          <table:table-cell office:value-type="float" office:value="0.9757" calcext:value-type="float">
            <text:p>0,9757</text:p>
          </table:table-cell>
          <table:table-cell office:value-type="float" office:value="0.8706" calcext:value-type="float">
            <text:p>0,8706</text:p>
          </table:table-cell>
          <table:table-cell office:value-type="float" office:value="0.597200000286102" calcext:value-type="float">
            <text:p>0,597200000286102</text:p>
          </table:table-cell>
          <table:table-cell office:value-type="float" office:value="0.9779" calcext:value-type="float">
            <text:p>0,9779</text:p>
          </table:table-cell>
          <table:table-cell office:value-type="float" office:value="0.8697" calcext:value-type="float">
            <text:p>0,8697</text:p>
          </table:table-cell>
          <table:table-cell office:value-type="float" office:value="0.583899995684624" calcext:value-type="float">
            <text:p>0,583899995684624</text:p>
          </table:table-cell>
          <table:table-cell table:formula="of:=([.B9]+[.E9]+[.H9]+[.K9]+[.N9])/5" office:value-type="float" office:value="0.97626" calcext:value-type="float">
            <text:p>0,97626</text:p>
          </table:table-cell>
          <table:table-cell table:formula="of:=([.C9]+[.F9]+[.I9]+[.L9]+[.O9])/5" office:value-type="float" office:value="0.87334" calcext:value-type="float">
            <text:p>0,87334</text:p>
          </table:table-cell>
          <table:table-cell table:formula="of:=([.D9]+[.G9]+[.J9]+[.M9]+[.P9])/5" office:value-type="float" office:value="0.588279997706413" calcext:value-type="float">
            <text:p>0,588279997706413</text:p>
          </table:table-cell>
        </table:table-row>
        <table:table-row table:style-name="ro1">
          <table:table-cell office:value-type="string" calcext:value-type="string">
            <text:p>WSGAF_wt2_s_large</text:p>
          </table:table-cell>
          <table:table-cell office:value-type="float" office:value="0.939" calcext:value-type="float">
            <text:p>0,939</text:p>
          </table:table-cell>
          <table:table-cell office:value-type="float" office:value="0.8049" calcext:value-type="float">
            <text:p>0,8049</text:p>
          </table:table-cell>
          <table:table-cell office:value-type="float" office:value="0.485999998450279" calcext:value-type="float">
            <text:p>0,485999998450279</text:p>
          </table:table-cell>
          <table:table-cell office:value-type="float" office:value="0.9439" calcext:value-type="float">
            <text:p>0,9439</text:p>
          </table:table-cell>
          <table:table-cell office:value-type="float" office:value="0.8003" calcext:value-type="float">
            <text:p>0,8003</text:p>
          </table:table-cell>
          <table:table-cell office:value-type="float" office:value="0.50290000140667" calcext:value-type="float">
            <text:p>0,50290000140667</text:p>
          </table:table-cell>
          <table:table-cell office:value-type="float" office:value="0.9458" calcext:value-type="float">
            <text:p>0,9458</text:p>
          </table:table-cell>
          <table:table-cell office:value-type="float" office:value="0.7982" calcext:value-type="float">
            <text:p>0,7982</text:p>
          </table:table-cell>
          <table:table-cell office:value-type="float" office:value="0.500099997222424" calcext:value-type="float">
            <text:p>0,500099997222424</text:p>
          </table:table-cell>
          <table:table-cell office:value-type="float" office:value="0.9393" calcext:value-type="float">
            <text:p>0,9393</text:p>
          </table:table-cell>
          <table:table-cell office:value-type="float" office:value="0.8124" calcext:value-type="float">
            <text:p>0,8124</text:p>
          </table:table-cell>
          <table:table-cell office:value-type="float" office:value="0.491000001132488" calcext:value-type="float">
            <text:p>0,491000001132488</text:p>
          </table:table-cell>
          <table:table-cell office:value-type="float" office:value="0.9424" calcext:value-type="float">
            <text:p>0,9424</text:p>
          </table:table-cell>
          <table:table-cell office:value-type="float" office:value="0.8004" calcext:value-type="float">
            <text:p>0,8004</text:p>
          </table:table-cell>
          <table:table-cell office:value-type="float" office:value="0.495499996840954" calcext:value-type="float">
            <text:p>0,495499996840954</text:p>
          </table:table-cell>
          <table:table-cell table:formula="of:=([.B10]+[.E10]+[.H10]+[.K10]+[.N10])/5" office:value-type="float" office:value="0.94208" calcext:value-type="float">
            <text:p>0,94208</text:p>
          </table:table-cell>
          <table:table-cell table:formula="of:=([.C10]+[.F10]+[.I10]+[.L10]+[.O10])/5" office:value-type="float" office:value="0.80324" calcext:value-type="float">
            <text:p>0,80324</text:p>
          </table:table-cell>
          <table:table-cell table:formula="of:=([.D10]+[.G10]+[.J10]+[.M10]+[.P10])/5" office:value-type="float" office:value="0.495099999010563" calcext:value-type="float">
            <text:p>0,495099999010563</text:p>
          </table:table-cell>
        </table:table-row>
        <table:table-row table:style-name="ro1">
          <table:table-cell office:value-type="string" calcext:value-type="string">
            <text:p>WSGAF_wt2_a_large</text:p>
          </table:table-cell>
          <table:table-cell office:value-type="float" office:value="0.9733" calcext:value-type="float">
            <text:p>0,9733</text:p>
          </table:table-cell>
          <table:table-cell office:value-type="float" office:value="0.8648" calcext:value-type="float">
            <text:p>0,8648</text:p>
          </table:table-cell>
          <table:table-cell office:value-type="float" office:value="0.546200004220009" calcext:value-type="float">
            <text:p>0,546200004220009</text:p>
          </table:table-cell>
          <table:table-cell office:value-type="float" office:value="0.973" calcext:value-type="float">
            <text:p>0,973</text:p>
          </table:table-cell>
          <table:table-cell office:value-type="float" office:value="0.8656" calcext:value-type="float">
            <text:p>0,8656</text:p>
          </table:table-cell>
          <table:table-cell office:value-type="float" office:value="0.568699997663498" calcext:value-type="float">
            <text:p>0,568699997663498</text:p>
          </table:table-cell>
          <table:table-cell office:value-type="float" office:value="0.972" calcext:value-type="float">
            <text:p>0,972</text:p>
          </table:table-cell>
          <table:table-cell office:value-type="float" office:value="0.8585" calcext:value-type="float">
            <text:p>0,8585</text:p>
          </table:table-cell>
          <table:table-cell office:value-type="float" office:value="0.553700003027916" calcext:value-type="float">
            <text:p>0,553700003027916</text:p>
          </table:table-cell>
          <table:table-cell office:value-type="float" office:value="0.9687" calcext:value-type="float">
            <text:p>0,9687</text:p>
          </table:table-cell>
          <table:table-cell office:value-type="float" office:value="0.8637" calcext:value-type="float">
            <text:p>0,8637</text:p>
          </table:table-cell>
          <table:table-cell office:value-type="float" office:value="0.562800002098083" calcext:value-type="float">
            <text:p>0,562800002098083</text:p>
          </table:table-cell>
          <table:table-cell office:value-type="float" office:value="0.9732" calcext:value-type="float">
            <text:p>0,9732</text:p>
          </table:table-cell>
          <table:table-cell office:value-type="float" office:value="0.8668" calcext:value-type="float">
            <text:p>0,8668</text:p>
          </table:table-cell>
          <table:table-cell office:value-type="float" office:value="0.5371999964118" calcext:value-type="float">
            <text:p>0,5371999964118</text:p>
          </table:table-cell>
          <table:table-cell table:formula="of:=([.B11]+[.E11]+[.H11]+[.K11]+[.N11])/5" office:value-type="float" office:value="0.97204" calcext:value-type="float">
            <text:p>0,97204</text:p>
          </table:table-cell>
          <table:table-cell table:formula="of:=([.C11]+[.F11]+[.I11]+[.L11]+[.O11])/5" office:value-type="float" office:value="0.86388" calcext:value-type="float">
            <text:p>0,86388</text:p>
          </table:table-cell>
          <table:table-cell table:formula="of:=([.D11]+[.G11]+[.J11]+[.M11]+[.P11])/5" office:value-type="float" office:value="0.553720000684261" calcext:value-type="float">
            <text:p>0,5537200006842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121" number:language="en" number:country="US">
      <number:text>'</number:text>
      <number:number number:decimal-places="2" loext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2">0000.00.00</text:date>, <text:time style:data-style-name="N2" text:time-value="17:11:00.74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2T17:11:36.526000000</dc:date>
    <meta:editing-duration>PT2M38S</meta:editing-duration>
    <meta:editing-cycles>2</meta:editing-cycles>
    <meta:generator>LibreOffice/6.1.3.2$Windows_X86_64 LibreOffice_project/86daf60bf00efa86ad547e59e09d6bb77c699acb</meta:generator>
    <meta:document-statistic meta:table-count="1" meta:cell-count="196" meta:object-count="0"/>
  </office:meta>
</office:document-meta>
</file>